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 style:list-style-name="L1">
      <style:paragraph-properties fo:text-align="justify" style:justify-single-word="false"/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 guide (help)</text:p>
      <text:p text:style-name="P2"/>
      <text:list xml:id="list2470209705433361958" text:style-name="L1">
        <text:list-item>
          <text:p text:style-name="P3">pro tools concepts</text:p>
          <text:list>
            <text:list-item>
              <text:p text:style-name="P3">organization of the hard disk</text:p>
              <text:list>
                <text:list-item>
                  <text:p text:style-name="P3">name</text:p>
                </text:list-item>
                <text:list-item>
                  <text:p text:style-name="P3">how it works</text:p>
                </text:list-item>
                <text:list-item>
                  <text:p text:style-name="P3">what it allows</text:p>
                </text:list-item>
                <text:list-item>
                  <text:p text:style-name="P3">other mode (name, how it works, how to rearrange or repeat)</text:p>
                </text:list-item>
                <text:list-item>
                  <text:p text:style-name="P3">how to rearrange or repeat in our mode</text:p>
                </text:list-item>
                <text:list-item>
                  <text:p text:style-name="P3">effect of re-arrangement on the original record in both cases</text:p>
                </text:list-item>
              </text:list>
            </text:list-item>
            <text:list-item>
              <text:p text:style-name="P3"/>
            </text:list-item>
          </text:list>
        </text:list-item>
        <text:list-item>
          <text:p text:style-name="P3"/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7T10:55:06</meta:creation-date>
    <meta:generator>OpenOffice.org/3.4.1$Unix OpenOffice.org_project/341m1$Build-9593</meta:generator>
    <dc:date>2013-01-27T11:03:25</dc:date>
    <meta:editing-duration>PT7M40S</meta:editing-duration>
    <meta:editing-cycles>11</meta:editing-cycles>
    <meta:document-statistic meta:table-count="0" meta:image-count="0" meta:object-count="0" meta:page-count="1" meta:paragraph-count="9" meta:word-count="55" meta:character-count="265"/>
  </office:meta>
</office:document-meta>
</file>